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B4000000C34683555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Arial2" svg:font-family="Arial" style:font-family-generic="swiss"/>
    <style:font-face style:name="Calibri3" svg:font-family="Calibri" style:font-family-generic="swiss"/>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2" svg:font-family="'Liberation Sans'" style:font-pitch="variable"/>
    <style:font-face style:name="Liberation Serif1" svg:font-family="'Liberation Serif'" style:font-pitch="variable"/>
    <style:font-face style:name="Arial1"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true" draw:fit-to-size="false" fo:padding-top="0.127cm" fo:padding-bottom="0.127cm" fo:padding-left="0.254cm" fo:padding-right="0.254cm" fo:wrap-option="no-wrap"/>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textarea-vertical-align="middle" draw:auto-grow-height="false" fo:min-height="0.08cm" fo:min-width="0.028cm" fo:wrap-option="wrap"/>
    </style:style>
    <style:style style:name="pr1" style:family="presentation" style:parent-style-name="Diapositiva_20_de_20_títu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Diapositiva_20_de_20_título-notes">
      <style:graphic-properties draw:fill-color="#ffffff" fo:min-height="12.573cm"/>
    </style:style>
    <style:style style:name="pr3" style:family="presentation" style:parent-style-name="Título_20_y_20_objetos-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4" style:family="presentation" style:parent-style-name="Título_20_y_20_objetos-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5" style:family="presentation" style:parent-style-name="Título_20_y_20_objeto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ítulo_20_y_20_objeto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style:paragraph-properties fo:text-align="start" style:font-independent-line-spacing="true"/>
      <style:text-properties fo:font-size="32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18pt"/>
    </style:style>
    <style:style style:name="P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6"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7"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8" style:family="paragraph">
      <style:paragraph-properties fo:text-align="start" style:font-independent-line-spacing="true"/>
      <style:text-properties fo:font-size="28pt"/>
    </style:style>
    <style:style style:name="P9" style:family="paragraph">
      <style:paragraph-properties fo:margin-top="0cm" fo:margin-bottom="0cm" fo:line-height="100%" fo:text-align="start" style:punctuation-wrap="hanging" style:writing-mode="lr-tb"/>
      <style:text-properties fo:font-size="26pt" style:font-size-asian="26pt" style:font-size-complex="26pt" fo:hyphenate="false"/>
    </style:style>
    <style:style style:name="P10" style:family="paragraph">
      <style:paragraph-properties fo:text-align="start" style:font-independent-line-spacing="true"/>
      <style:text-properties fo:font-size="26pt" style:font-size-asian="26pt" style:font-size-complex="26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style:paragraph-properties fo:text-align="start" style:font-independent-line-spacing="true"/>
      <style:text-properties fo:font-size="12pt" style:font-size-asian="14pt" style:font-size-complex="14pt"/>
    </style:style>
    <style:style style:name="P13" style:family="paragraph">
      <style:paragraph-properties fo:text-align="center"/>
    </style:style>
    <style:style style:name="P14" style:family="paragraph">
      <style:paragraph-properties fo:margin-top="0cm" fo:margin-bottom="0cm"/>
    </style:style>
    <style:style style:name="T1" style:family="text">
      <style:text-properties fo:color="#1f497d" style:text-line-through-style="none" style:text-line-through-type="none" style:font-name="Arial" fo:font-size="32pt" fo:letter-spacing="normal" fo:font-style="normal" style:text-underline-style="none" fo:font-weight="bold" style:font-size-asian="32pt" style:font-style-asian="normal" style:font-weight-asian="bold" style:font-name-complex="Arial" style:font-size-complex="32pt" style:font-style-complex="normal" style:font-weight-complex="bold"/>
    </style:style>
    <style:style style:name="T2" style:family="text">
      <style:text-properties fo:color="#f79646"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color="#fbfbfb" style:text-line-through-style="none" style:text-line-through-type="none" style:font-name="Calibri1" fo:font-size="18pt" fo:letter-spacing="0.018cm" fo:font-style="normal" style:text-underline-style="none" fo:font-weight="bold" style:font-size-asian="18pt" style:font-style-asian="normal" style:font-weight-asian="bold" style:font-size-complex="18pt" style:font-style-complex="normal" style:font-weight-complex="bold"/>
    </style:style>
    <style:style style:name="T4" style:family="text">
      <style:text-properties fo:color="#fbfbfb" style:text-line-through-style="none" style:text-line-through-type="none" style:text-position="0% 58%" style:font-name="Calibri1" fo:font-size="18pt" fo:letter-spacing="0.018cm" fo:font-style="normal" style:text-underline-style="none" fo:font-weight="bold" style:font-size-asian="18pt" style:font-style-asian="normal" style:font-weight-asian="bold" style:font-size-complex="18pt" style:font-style-complex="normal" style:font-weight-complex="bold"/>
    </style:style>
    <style:style style:name="T5" style:family="text">
      <style:text-properties fo:color="#376092" style:text-line-through-style="none" style:text-line-through-type="none" style:font-name="Arial" fo:font-size="32pt" fo:letter-spacing="normal" fo:font-style="normal" style:text-underline-style="none" fo:font-weight="bold" style:font-size-asian="32pt" style:font-style-asian="normal" style:font-weight-asian="bold" style:font-name-complex="Arial" style:font-size-complex="32pt" style:font-style-complex="normal" style:font-weight-complex="bold"/>
    </style:style>
    <style:style style:name="T6" style:family="text">
      <style:text-properties fo:color="#000000" style:text-line-through-style="none" style:text-line-through-type="none"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7" style:family="text">
      <style:text-properties fo:color="#fbfbfb" style:text-line-through-style="none" style:text-line-through-type="none" style:font-name="Arial" fo:font-size="26pt" fo:letter-spacing="0.018cm" fo:font-style="normal" style:text-underline-style="none" fo:font-weight="bold" style:font-size-asian="26pt" style:font-style-asian="normal" style:font-weight-asian="bold" style:font-name-complex="Arial" style:font-size-complex="26pt" style:font-style-complex="normal" style:font-weight-complex="bold"/>
    </style:style>
    <style:style style:name="T8" style:family="text">
      <style:text-properties fo:color="#000000" style:text-line-through-style="none" style:text-line-through-type="none"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9"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0" style:family="text">
      <style:text-properties style:text-line-through-style="none" style:text-line-through-type="none" style:text-position="0% 58%" fo:letter-spacing="normal"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0">
        <draw:frame draw:name="1 Título" presentation:style-name="pr1" draw:text-style-name="P2" draw:layer="layout" svg:width="21.589cm" svg:height="4.082cm" svg:x="1.905cm" svg:y="5.918cm" presentation:class="title" presentation:user-transformed="true">
          <draw:text-box>
            <text:p text:style-name="P1"><text:span text:style-name="T1">Nombre del proyecto</text:span></text:p>
          </draw:text-box>
        </draw:frame>
        <draw:custom-shape draw:name="35 CuadroTexto" draw:style-name="gr1" draw:text-style-name="P4" draw:layer="layout" svg:width="7.2cm" svg:height="1.773cm" svg:x="1.299cm" svg:y="13.325cm">
          <text:p text:style-name="P3"><text:span text:style-name="T2">Autor: Nombre</text:span></text:p>
          <text:p text:style-name="P3"><text:span text:style-name="T2">Tutor: Nomb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4 Rectángulo" draw:style-name="gr2" draw:text-style-name="P4" draw:layer="layout" svg:width="1.777cm" svg:height="1.017cm" svg:x="23.205cm" svg:y="0.324cm">
          <text:p text:style-name="P5"><text:span text:style-name="T3">v</text:span><text:span text:style-name="T4">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7 CuadroTexto" draw:style-name="gr3" draw:text-style-name="P4" draw:layer="layout" svg:width="7.2cm" svg:height="1.025cm" svg:x="8.9cm" svg:y="11.099cm">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Título_20_y_20_objetos" presentation:presentation-page-layout-name="AL2T11">
        <draw:frame draw:name="2 Marcador de contenido" presentation:style-name="pr3" draw:text-style-name="P8" draw:layer="layout" svg:width="22.859cm" svg:height="14.092cm" svg:x="1.27cm" svg:y="2.924cm" presentation:class="outline" presentation:user-transformed="true">
          <draw:text-box>
            <text:p text:style-name="P6"><text:span text:style-name="T5">Resumen</text:span></text:p>
            <text:p text:style-name="P7"><text:span text:style-name="T6">Texto resumen del proyecto</text:span></text:p>
          </draw:text-box>
        </draw:frame>
        <draw:frame draw:name="1 Título" presentation:style-name="pr4" draw:text-style-name="P10" draw:layer="layout" svg:width="24.402cm" svg:height="1.399cm" svg:x="0.499cm" svg:y="0.163cm" presentation:class="title" presentation:user-transformed="true">
          <draw:text-box>
            <text:p text:style-name="P9"><text:span text:style-name="T7">Resumen</text:span></text:p>
          </draw:text-box>
        </draw:frame>
        <presentation:notes draw:style-name="dp3">
          <draw:page-thumbnail draw:name="1 Marcador de imagen de diapositiva" draw:style-name="gr4" draw:layer="layout" svg:width="12.699cm" svg:height="9.524cm" svg:x="3.175cm" svg:y="1.905cm" draw:page-number="2" presentation:class="page"/>
          <draw:frame draw:name="2 Marcador de notas" presentation:style-name="pr5" draw:text-style-name="P4" draw:layer="layout" svg:width="15.239cm" svg:height="11.429cm" svg:x="1.905cm" svg:y="12.065cm" presentation:class="notes" presentation:placeholder="true" presentation:user-transformed="true">
            <draw:text-box/>
          </draw:frame>
          <draw:frame draw:name="3 Marcador de número de diapositiva" presentation:style-name="pr6" draw:text-style-name="P12" draw:layer="layout" svg:width="8.254cm" svg:height="1.269cm" svg:x="10.791cm" svg:y="24.126cm" presentation:class="page-number" presentation:user-transformed="true">
            <draw:text-box>
              <text:p text:style-name="P11"><text:span text:style-name="T8"><text:page-number>&lt;number&gt;</text:page-number></text:span></text:p>
            </draw:text-box>
          </draw:frame>
        </presentation:notes>
      </draw:page>
      <draw:page draw:name="page3" draw:style-name="dp1" draw:master-page-name="Título_20_y_20_objetos" presentation:presentation-page-layout-name="AL2T11">
        <draw:frame draw:name="2 Marcador de contenido" presentation:style-name="pr3" draw:text-style-name="P8" draw:layer="layout" svg:width="22.859cm" svg:height="14.092cm" svg:x="1.27cm" svg:y="2.924cm" presentation:class="outline" presentation:user-transformed="true">
          <draw:text-box>
            <text:p text:style-name="P6"><text:span text:style-name="T5">Índice</text:span></text:p>
            <text:list text:style-name="L3">
              <text:list-item>
                <text:p text:style-name="P7"><text:span text:style-name="T6">Apartados principales</text:span></text:p>
              </text:list-item>
              <text:list-item>
                <text:p text:style-name="P7"><text:span text:style-name="T6">De esta presentación</text:span></text:p>
              </text:list-item>
            </text:list>
          </draw:text-box>
        </draw:frame>
        <draw:frame draw:name="1 Título" presentation:style-name="pr4" draw:text-style-name="P10" draw:layer="layout" svg:width="24.402cm" svg:height="1.399cm" svg:x="0.499cm" svg:y="0.164cm" presentation:class="title" presentation:user-transformed="true">
          <draw:text-box>
            <text:p text:style-name="P9"><text:span text:style-name="T7">Índice</text:span></text:p>
          </draw:text-box>
        </draw:frame>
        <presentation:notes draw:style-name="dp3">
          <draw:page-thumbnail draw:name="1 Marcador de imagen de diapositiva" draw:style-name="gr4" draw:layer="layout" svg:width="12.699cm" svg:height="9.524cm" svg:x="3.175cm" svg:y="1.905cm" draw:page-number="3" presentation:class="page"/>
          <draw:frame draw:name="2 Marcador de notas" presentation:style-name="pr5" draw:text-style-name="P4" draw:layer="layout" svg:width="15.239cm" svg:height="11.429cm" svg:x="1.905cm" svg:y="12.065cm" presentation:class="notes" presentation:placeholder="true" presentation:user-transformed="true">
            <draw:text-box/>
          </draw:frame>
          <draw:frame draw:name="3 Marcador de número de diapositiva" presentation:style-name="pr6" draw:text-style-name="P12" draw:layer="layout" svg:width="8.254cm" svg:height="1.269cm" svg:x="10.791cm" svg:y="24.126cm" presentation:class="page-number" presentation:user-transformed="true">
            <draw:text-box>
              <text:p text:style-name="P11"><text:span text:style-name="T8"><text:page-number>&lt;number&gt;</text:page-number></text:span></text:p>
            </draw:text-box>
          </draw:frame>
        </presentation:notes>
      </draw:page>
      <draw:page draw:name="Diccionarios (Implementaciones)" draw:style-name="dp1" draw:master-page-name="Título_20_y_20_objetos" presentation:presentation-page-layout-name="AL2T11">
        <draw:frame draw:name="1 Título" presentation:style-name="pr4" draw:text-style-name="P10" draw:layer="layout" svg:width="24.402cm" svg:height="1.399cm" svg:x="0.499cm" svg:y="0.162cm" presentation:class="title" presentation:user-transformed="true">
          <draw:text-box>
            <text:p text:style-name="P9"><text:span text:style-name="T7">Introducción</text:span></text:p>
          </draw:text-box>
        </draw:frame>
        <draw:frame draw:name="2 Marcador de contenido" presentation:style-name="pr3" draw:text-style-name="P8" draw:layer="layout" svg:width="22.859cm" svg:height="14.092cm" svg:x="1.271cm" svg:y="2.924cm" presentation:class="outline" presentation:user-transformed="true">
          <draw:text-box>
            <text:p text:style-name="P6"><text:span text:style-name="T5">Estado del arte</text:span></text:p>
            <text:p text:style-name="P7"><text:span text:style-name="T6">Explicaciones</text:span></text:p>
            <text:list text:style-name="L3">
              <text:list-item>
                <text:p text:style-name="P7"><text:span text:style-name="T6">Y más</text:span></text:p>
              </text:list-item>
              <text:list-item>
                <text:p text:style-name="P7"><text:span text:style-name="T6">Explicaciones</text:span></text:p>
                <text:p text:style-name="P7"><text:span text:style-name="T6"/></text:p>
              </text:list-item>
            </text:list>
          </draw:text-box>
        </draw:frame>
        <draw:custom-shape draw:style-name="gr5" draw:text-style-name="P13" draw:layer="layout" svg:width="6.096cm" svg:height="6.858cm" svg:x="18.034cm" svg:y="9.906cm">
          <text:p text:style-name="P13">Hay que Intentar </text:p>
          <text:p text:style-name="P13">que siempre haya </text:p>
          <text:p text:style-name="P13">una imagen </text:p>
          <text:p text:style-name="P13">de apoy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3" draw:layer="layout" svg:width="3.556cm" svg:height="3.556cm" svg:x="15.748cm" svg:y="13.9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13" draw:layer="layout" svg:width="2.032cm" svg:height="2.794cm" svg:x="22.352cm" svg:y="14.73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presentation:notes draw:style-name="dp3">
          <draw:page-thumbnail draw:name="1 Marcador de imagen de diapositiva" draw:style-name="gr4" draw:layer="layout" svg:width="12.699cm" svg:height="9.524cm" svg:x="3.175cm" svg:y="1.905cm" draw:page-number="4" presentation:class="page"/>
          <draw:frame draw:name="2 Marcador de notas" presentation:style-name="pr5" draw:text-style-name="P4" draw:layer="layout" svg:width="15.239cm" svg:height="11.429cm" svg:x="1.905cm" svg:y="12.065cm" presentation:class="notes" presentation:user-transformed="true">
            <draw:text-box>
              <text:p text:style-name="P14"><text:span text:style-name="T9">Al</text:span><text:span text:style-name="T10"> igual que en mapas existen diferentes maneras de implementar diccionarios. Una posible implementación se basa en el uso de estructuras de datos lineales tipo listas, arrays, etc.</text:span></text:p>
              <text:p text:style-name="P14"><text:span text:style-name="T10">Como veremos en el siguiente tema, los diccionarios pueden encontrarse desordenados u ordenados. Un diccionario ordenado presenta sus entradas ordenadas en base a un criterio de ordenación entre sus claves. Si implementamos un diccionario desordenado con una estructura lineal tanto la inserción como la búsqueda y el borrado tendrán complejidad O(n). Fijaros que la inserción tiene complejidad O(n) y no O(1) como podría esperarse. Esto es debido a que en un diccionario, aunque pueden existir entradas con las misma clave, en el momento de la inserción hay que garantizar que la entrada no exista ya en el diccionario, es decir, que no haya ya una entrada con esa misma clave y valor, lo que supone el recorrido completo de la estructura.</text:span></text:p>
              <text:p text:style-name="P14"><text:span text:style-name="T10">Por el contrario si el recorrido es ordenado podemos implementar el diccionario utilizando estructuras de tipo árbol donde la complejidad de estas operaciones se ve reducida a O(log n).</text:span></text:p>
              <text:p text:style-name="P14"><text:span text:style-name="T10"/></text:p>
              <text:p text:style-name="P14"><text:span text:style-name="T10">Otra alternativa para implementar diccionarios no ordenados es utilizar una tabla hash. Ordenados no se pueden implementar porque no es posible garantizar el orden de las claves en una tabla hash. La complejidad “esperada” de operaciones como búsqueda, borrado e inserción es O(1), ya que el número de entradas con la misma clave se espera que sean pocas con respecto al tamaño total del diccionario. Por el contrario, el tiempo del peor caso sería O(n), ya que la función hash elegida podría mapear todas las claves en la misma posición, resultando la búsqueda de una clave en el recorrido de una estructura lineal que contenga todas las entradas del diccionario.</text:span></text:p>
              <text:p text:style-name="P14"><text:span text:style-name="T10"/></text:p>
              <text:p text:style-name="P14"><text:span text:style-name="T10">En el siguiente tema trataremos en profundidad implementaciones de diccionarios ordenados.</text:span></text:p>
              <text:p text:style-name="P14"><text:span text:style-name="T10"/></text:p>
            </draw:text-box>
          </draw:frame>
          <draw:frame draw:name="3 Marcador de número de diapositiva" presentation:style-name="pr6" draw:text-style-name="P12" draw:layer="layout" svg:width="8.254cm" svg:height="1.269cm" svg:x="10.791cm" svg:y="24.126cm" presentation:class="page-number" presentation:user-transformed="true">
            <draw:text-box>
              <text:p text:style-name="P11"><text:span text:style-name="T8"><text:page-number>&lt;number&gt;</text:page-number></text:span></text:p>
            </draw:text-box>
          </draw:frame>
        </presentation:notes>
      </draw:page>
      <draw:page draw:name="page5" draw:style-name="dp1" draw:master-page-name="Título_20_y_20_objetos" presentation:presentation-page-layout-name="AL2T11">
        <draw:frame draw:name="1 Título" presentation:style-name="pr4" draw:text-style-name="P10" draw:layer="layout" svg:width="24.402cm" svg:height="1.399cm" svg:x="0.499cm" svg:y="0.162cm" presentation:class="title" presentation:user-transformed="true">
          <draw:text-box>
            <text:p text:style-name="P9"><text:span text:style-name="T7">Introducción</text:span></text:p>
          </draw:text-box>
        </draw:frame>
        <draw:frame draw:name="2 Marcador de contenido" presentation:style-name="pr3" draw:text-style-name="P8" draw:layer="layout" svg:width="22.859cm" svg:height="14.092cm" svg:x="1.271cm" svg:y="2.924cm" presentation:class="outline" presentation:user-transformed="true">
          <draw:text-box>
            <text:p text:style-name="P6"><text:span text:style-name="T5"/></text:p>
            <text:p text:style-name="P7"><text:span text:style-name="T6">Explicaciones</text:span></text:p>
            <text:list text:style-name="L3">
              <text:list-item>
                <text:p text:style-name="P7"><text:span text:style-name="T6">Y más</text:span></text:p>
              </text:list-item>
              <text:list-item>
                <text:p text:style-name="P7"><text:span text:style-name="T6">Explicaciones</text:span></text:p>
                <text:p text:style-name="P7"><text:span text:style-name="T6"/></text:p>
              </text:list-item>
            </text:list>
          </draw:text-box>
        </draw:frame>
        <presentation:notes draw:style-name="dp3">
          <draw:page-thumbnail draw:name="1 Marcador de imagen de diapositiva" draw:style-name="gr4" draw:layer="layout" svg:width="12.699cm" svg:height="9.524cm" svg:x="3.175cm" svg:y="1.905cm" draw:page-number="5" presentation:class="page"/>
          <draw:frame draw:name="2 Marcador de notas" presentation:style-name="pr5" draw:text-style-name="P4" draw:layer="layout" svg:width="15.239cm" svg:height="11.429cm" svg:x="1.905cm" svg:y="12.065cm" presentation:class="notes" presentation:user-transformed="true">
            <draw:text-box>
              <text:p text:style-name="P14"><text:span text:style-name="T9">Al</text:span><text:span text:style-name="T10"> igual que en mapas existen diferentes maneras de implementar diccionarios. Una posible implementación se basa en el uso de estructuras de datos lineales tipo listas, arrays, etc.</text:span></text:p>
              <text:p text:style-name="P14"><text:span text:style-name="T10">Como veremos en el siguiente tema, los diccionarios pueden encontrarse desordenados u ordenados. Un diccionario ordenado presenta sus entradas ordenadas en base a un criterio de ordenación entre sus claves. Si implementamos un diccionario desordenado con una estructura lineal tanto la inserción como la búsqueda y el borrado tendrán complejidad O(n). Fijaros que la inserción tiene complejidad O(n) y no O(1) como podría esperarse. Esto es debido a que en un diccionario, aunque pueden existir entradas con las misma clave, en el momento de la inserción hay que garantizar que la entrada no exista ya en el diccionario, es decir, que no haya ya una entrada con esa misma clave y valor, lo que supone el recorrido completo de la estructura.</text:span></text:p>
              <text:p text:style-name="P14"><text:span text:style-name="T10">Por el contrario si el recorrido es ordenado podemos implementar el diccionario utilizando estructuras de tipo árbol donde la complejidad de estas operaciones se ve reducida a O(log n).</text:span></text:p>
              <text:p text:style-name="P14"><text:span text:style-name="T10"/></text:p>
              <text:p text:style-name="P14"><text:span text:style-name="T10">Otra alternativa para implementar diccionarios no ordenados es utilizar una tabla hash. Ordenados no se pueden implementar porque no es posible garantizar el orden de las claves en una tabla hash. La complejidad “esperada” de operaciones como búsqueda, borrado e inserción es O(1), ya que el número de entradas con la misma clave se espera que sean pocas con respecto al tamaño total del diccionario. Por el contrario, el tiempo del peor caso sería O(n), ya que la función hash elegida podría mapear todas las claves en la misma posición, resultando la búsqueda de una clave en el recorrido de una estructura lineal que contenga todas las entradas del diccionario.</text:span></text:p>
              <text:p text:style-name="P14"><text:span text:style-name="T10"/></text:p>
              <text:p text:style-name="P14"><text:span text:style-name="T10">En el siguiente tema trataremos en profundidad implementaciones de diccionarios ordenados.</text:span></text:p>
              <text:p text:style-name="P14"><text:span text:style-name="T10"/></text:p>
            </draw:text-box>
          </draw:frame>
          <draw:frame draw:name="3 Marcador de número de diapositiva" presentation:style-name="pr6" draw:text-style-name="P12" draw:layer="layout" svg:width="8.254cm" svg:height="1.269cm" svg:x="10.791cm" svg:y="24.126cm" presentation:class="page-number" presentation:user-transformed="true">
            <draw:text-box>
              <text:p text:style-name="P11"><text:span text:style-name="T8"><text:page-number>&lt;number&gt;</text:page-number></text:span></text:p>
            </draw:text-box>
          </draw:frame>
        </presentation:notes>
      </draw:page>
      <draw:page draw:name="page6" draw:style-name="dp1" draw:master-page-name="Título_20_y_20_objetos" presentation:presentation-page-layout-name="AL2T11">
        <draw:frame draw:name="1 Título" presentation:style-name="pr4" draw:text-style-name="P10" draw:layer="layout" svg:width="24.402cm" svg:height="1.399cm" svg:x="0.499cm" svg:y="0.162cm" presentation:class="title" presentation:user-transformed="true">
          <draw:text-box>
            <text:p text:style-name="P9"><text:span text:style-name="T7">Título del apartado</text:span></text:p>
          </draw:text-box>
        </draw:frame>
        <draw:frame draw:name="2 Marcador de contenido" presentation:style-name="pr3" draw:text-style-name="P8" draw:layer="layout" svg:width="22.859cm" svg:height="14.092cm" svg:x="1.271cm" svg:y="2.924cm" presentation:class="outline" presentation:user-transformed="true">
          <draw:text-box>
            <text:p text:style-name="P6"><text:span text:style-name="T5">Subtítulo (si hace falta)</text:span></text:p>
            <text:p text:style-name="P7"><text:span text:style-name="T6">Explicaciones</text:span></text:p>
            <text:list text:style-name="L3">
              <text:list-item>
                <text:p text:style-name="P7"><text:span text:style-name="T6">Y más</text:span></text:p>
              </text:list-item>
              <text:list-item>
                <text:p text:style-name="P7"><text:span text:style-name="T6">Explicaciones</text:span></text:p>
                <text:p text:style-name="P7"><text:span text:style-name="T6"/></text:p>
              </text:list-item>
            </text:list>
          </draw:text-box>
        </draw:frame>
        <presentation:notes draw:style-name="dp3">
          <draw:page-thumbnail draw:name="1 Marcador de imagen de diapositiva" draw:style-name="gr4" draw:layer="layout" svg:width="12.699cm" svg:height="9.524cm" svg:x="3.175cm" svg:y="1.905cm" draw:page-number="6" presentation:class="page"/>
          <draw:frame draw:name="2 Marcador de notas" presentation:style-name="pr5" draw:text-style-name="P4" draw:layer="layout" svg:width="15.239cm" svg:height="11.429cm" svg:x="1.905cm" svg:y="12.065cm" presentation:class="notes" presentation:user-transformed="true">
            <draw:text-box>
              <text:p text:style-name="P14"><text:span text:style-name="T9">Al</text:span><text:span text:style-name="T10"> igual que en mapas existen diferentes maneras de implementar diccionarios. Una posible implementación se basa en el uso de estructuras de datos lineales tipo listas, arrays, etc.</text:span></text:p>
              <text:p text:style-name="P14"><text:span text:style-name="T10">Como veremos en el siguiente tema, los diccionarios pueden encontrarse desordenados u ordenados. Un diccionario ordenado presenta sus entradas ordenadas en base a un criterio de ordenación entre sus claves. Si implementamos un diccionario desordenado con una estructura lineal tanto la inserción como la búsqueda y el borrado tendrán complejidad O(n). Fijaros que la inserción tiene complejidad O(n) y no O(1) como podría esperarse. Esto es debido a que en un diccionario, aunque pueden existir entradas con las misma clave, en el momento de la inserción hay que garantizar que la entrada no exista ya en el diccionario, es decir, que no haya ya una entrada con esa misma clave y valor, lo que supone el recorrido completo de la estructura.</text:span></text:p>
              <text:p text:style-name="P14"><text:span text:style-name="T10">Por el contrario si el recorrido es ordenado podemos implementar el diccionario utilizando estructuras de tipo árbol donde la complejidad de estas operaciones se ve reducida a O(log n).</text:span></text:p>
              <text:p text:style-name="P14"><text:span text:style-name="T10"/></text:p>
              <text:p text:style-name="P14"><text:span text:style-name="T10">Otra alternativa para implementar diccionarios no ordenados es utilizar una tabla hash. Ordenados no se pueden implementar porque no es posible garantizar el orden de las claves en una tabla hash. La complejidad “esperada” de operaciones como búsqueda, borrado e inserción es O(1), ya que el número de entradas con la misma clave se espera que sean pocas con respecto al tamaño total del diccionario. Por el contrario, el tiempo del peor caso sería O(n), ya que la función hash elegida podría mapear todas las claves en la misma posición, resultando la búsqueda de una clave en el recorrido de una estructura lineal que contenga todas las entradas del diccionario.</text:span></text:p>
              <text:p text:style-name="P14"><text:span text:style-name="T10"/></text:p>
              <text:p text:style-name="P14"><text:span text:style-name="T10">En el siguiente tema trataremos en profundidad implementaciones de diccionarios ordenados.</text:span></text:p>
              <text:p text:style-name="P14"><text:span text:style-name="T10"/></text:p>
            </draw:text-box>
          </draw:frame>
          <draw:frame draw:name="3 Marcador de número de diapositiva" presentation:style-name="pr6" draw:text-style-name="P12" draw:layer="layout" svg:width="8.254cm" svg:height="1.269cm" svg:x="10.791cm" svg:y="24.126cm" presentation:class="page-number" presentation:user-transformed="true">
            <draw:text-box>
              <text:p text:style-name="P11"><text:span text:style-name="T8"><text:page-number>&lt;number&gt;</text:page-number></text:span></text:p>
            </draw:text-box>
          </draw:frame>
        </presentation:notes>
      </draw:page>
      <draw:page draw:name="page7" draw:style-name="dp1" draw:master-page-name="Título_20_y_20_objetos" presentation:presentation-page-layout-name="AL2T11">
        <draw:frame draw:name="1 Título" presentation:style-name="pr4" draw:text-style-name="P10" draw:layer="layout" svg:width="24.402cm" svg:height="1.399cm" svg:x="0.499cm" svg:y="0.162cm" presentation:class="title" presentation:user-transformed="true">
          <draw:text-box>
            <text:p text:style-name="P9"><text:span text:style-name="T7">Conclusiones</text:span></text:p>
          </draw:text-box>
        </draw:frame>
        <draw:frame draw:name="2 Marcador de contenido" presentation:style-name="pr3" draw:text-style-name="P8" draw:layer="layout" svg:width="22.859cm" svg:height="14.092cm" svg:x="1.271cm" svg:y="2.924cm" presentation:class="outline" presentation:user-transformed="true">
          <draw:text-box>
            <text:p text:style-name="P6"><text:span text:style-name="T5">Objetivos cumplidos</text:span></text:p>
            <text:p text:style-name="P7"><text:span text:style-name="T6">Explicaciones</text:span></text:p>
            <text:list text:style-name="L3">
              <text:list-item>
                <text:p text:style-name="P7"><text:span text:style-name="T6">Y más</text:span></text:p>
              </text:list-item>
              <text:list-item>
                <text:p text:style-name="P7"><text:span text:style-name="T6">Explicaciones</text:span></text:p>
                <text:p text:style-name="P7"><text:span text:style-name="T6"/></text:p>
              </text:list-item>
            </text:list>
          </draw:text-box>
        </draw:frame>
        <presentation:notes draw:style-name="dp3">
          <draw:page-thumbnail draw:name="1 Marcador de imagen de diapositiva" draw:style-name="gr4" draw:layer="layout" svg:width="12.699cm" svg:height="9.524cm" svg:x="3.175cm" svg:y="1.905cm" draw:page-number="7" presentation:class="page"/>
          <draw:frame draw:name="2 Marcador de notas" presentation:style-name="pr5" draw:text-style-name="P4" draw:layer="layout" svg:width="15.239cm" svg:height="11.429cm" svg:x="1.905cm" svg:y="12.065cm" presentation:class="notes" presentation:user-transformed="true">
            <draw:text-box>
              <text:p text:style-name="P14"><text:span text:style-name="T9">Al</text:span><text:span text:style-name="T10"> igual que en mapas existen diferentes maneras de implementar diccionarios. Una posible implementación se basa en el uso de estructuras de datos lineales tipo listas, arrays, etc.</text:span></text:p>
              <text:p text:style-name="P14"><text:span text:style-name="T10">Como veremos en el siguiente tema, los diccionarios pueden encontrarse desordenados u ordenados. Un diccionario ordenado presenta sus entradas ordenadas en base a un criterio de ordenación entre sus claves. Si implementamos un diccionario desordenado con una estructura lineal tanto la inserción como la búsqueda y el borrado tendrán complejidad O(n). Fijaros que la inserción tiene complejidad O(n) y no O(1) como podría esperarse. Esto es debido a que en un diccionario, aunque pueden existir entradas con las misma clave, en el momento de la inserción hay que garantizar que la entrada no exista ya en el diccionario, es decir, que no haya ya una entrada con esa misma clave y valor, lo que supone el recorrido completo de la estructura.</text:span></text:p>
              <text:p text:style-name="P14"><text:span text:style-name="T10">Por el contrario si el recorrido es ordenado podemos implementar el diccionario utilizando estructuras de tipo árbol donde la complejidad de estas operaciones se ve reducida a O(log n).</text:span></text:p>
              <text:p text:style-name="P14"><text:span text:style-name="T10"/></text:p>
              <text:p text:style-name="P14"><text:span text:style-name="T10">Otra alternativa para implementar diccionarios no ordenados es utilizar una tabla hash. Ordenados no se pueden implementar porque no es posible garantizar el orden de las claves en una tabla hash. La complejidad “esperada” de operaciones como búsqueda, borrado e inserción es O(1), ya que el número de entradas con la misma clave se espera que sean pocas con respecto al tamaño total del diccionario. Por el contrario, el tiempo del peor caso sería O(n), ya que la función hash elegida podría mapear todas las claves en la misma posición, resultando la búsqueda de una clave en el recorrido de una estructura lineal que contenga todas las entradas del diccionario.</text:span></text:p>
              <text:p text:style-name="P14"><text:span text:style-name="T10"/></text:p>
              <text:p text:style-name="P14"><text:span text:style-name="T10">En el siguiente tema trataremos en profundidad implementaciones de diccionarios ordenados.</text:span></text:p>
              <text:p text:style-name="P14"><text:span text:style-name="T10"/></text:p>
            </draw:text-box>
          </draw:frame>
          <draw:frame draw:name="3 Marcador de número de diapositiva" presentation:style-name="pr6" draw:text-style-name="P12" draw:layer="layout" svg:width="8.254cm" svg:height="1.269cm" svg:x="10.791cm" svg:y="24.126cm" presentation:class="page-number" presentation:user-transformed="true">
            <draw:text-box>
              <text:p text:style-name="P11"><text:span text:style-name="T8"><text:page-number>&lt;number&gt;</text:page-number></text:span></text:p>
            </draw:text-box>
          </draw:frame>
        </presentation:notes>
      </draw:page>
      <draw:page draw:name="page8" draw:style-name="dp1" draw:master-page-name="Título_20_y_20_objetos" presentation:presentation-page-layout-name="AL2T11">
        <draw:frame draw:name="1 Título" presentation:style-name="pr4" draw:text-style-name="P10" draw:layer="layout" svg:width="24.402cm" svg:height="1.399cm" svg:x="0.499cm" svg:y="0.162cm" presentation:class="title" presentation:user-transformed="true">
          <draw:text-box>
            <text:p text:style-name="P9"><text:span text:style-name="T7">Conclusiones</text:span></text:p>
          </draw:text-box>
        </draw:frame>
        <draw:frame draw:name="2 Marcador de contenido" presentation:style-name="pr3" draw:text-style-name="P8" draw:layer="layout" svg:width="22.859cm" svg:height="14.092cm" svg:x="1.271cm" svg:y="2.924cm" presentation:class="outline" presentation:user-transformed="true">
          <draw:text-box>
            <text:p text:style-name="P6"><text:span text:style-name="T5">Futuros trabajos</text:span></text:p>
            <text:p text:style-name="P7"><text:span text:style-name="T6">Explicaciones</text:span></text:p>
            <text:list text:style-name="L3">
              <text:list-item>
                <text:p text:style-name="P7"><text:span text:style-name="T6">Y más</text:span></text:p>
              </text:list-item>
              <text:list-item>
                <text:p text:style-name="P7"><text:span text:style-name="T6">Explicaciones</text:span></text:p>
                <text:p text:style-name="P7"><text:span text:style-name="T6"/></text:p>
              </text:list-item>
            </text:list>
          </draw:text-box>
        </draw:frame>
        <presentation:notes draw:style-name="dp3">
          <draw:page-thumbnail draw:name="1 Marcador de imagen de diapositiva" draw:style-name="gr4" draw:layer="layout" svg:width="12.699cm" svg:height="9.524cm" svg:x="3.175cm" svg:y="1.905cm" draw:page-number="8" presentation:class="page"/>
          <draw:frame draw:name="2 Marcador de notas" presentation:style-name="pr5" draw:text-style-name="P4" draw:layer="layout" svg:width="15.239cm" svg:height="11.429cm" svg:x="1.905cm" svg:y="12.065cm" presentation:class="notes" presentation:user-transformed="true">
            <draw:text-box>
              <text:p text:style-name="P14"><text:span text:style-name="T9">Al</text:span><text:span text:style-name="T10"> igual que en mapas existen diferentes maneras de implementar diccionarios. Una posible implementación se basa en el uso de estructuras de datos lineales tipo listas, arrays, etc.</text:span></text:p>
              <text:p text:style-name="P14"><text:span text:style-name="T10">Como veremos en el siguiente tema, los diccionarios pueden encontrarse desordenados u ordenados. Un diccionario ordenado presenta sus entradas ordenadas en base a un criterio de ordenación entre sus claves. Si implementamos un diccionario desordenado con una estructura lineal tanto la inserción como la búsqueda y el borrado tendrán complejidad O(n). Fijaros que la inserción tiene complejidad O(n) y no O(1) como podría esperarse. Esto es debido a que en un diccionario, aunque pueden existir entradas con las misma clave, en el momento de la inserción hay que garantizar que la entrada no exista ya en el diccionario, es decir, que no haya ya una entrada con esa misma clave y valor, lo que supone el recorrido completo de la estructura.</text:span></text:p>
              <text:p text:style-name="P14"><text:span text:style-name="T10">Por el contrario si el recorrido es ordenado podemos implementar el diccionario utilizando estructuras de tipo árbol donde la complejidad de estas operaciones se ve reducida a O(log n).</text:span></text:p>
              <text:p text:style-name="P14"><text:span text:style-name="T10"/></text:p>
              <text:p text:style-name="P14"><text:span text:style-name="T10">Otra alternativa para implementar diccionarios no ordenados es utilizar una tabla hash. Ordenados no se pueden implementar porque no es posible garantizar el orden de las claves en una tabla hash. La complejidad “esperada” de operaciones como búsqueda, borrado e inserción es O(1), ya que el número de entradas con la misma clave se espera que sean pocas con respecto al tamaño total del diccionario. Por el contrario, el tiempo del peor caso sería O(n), ya que la función hash elegida podría mapear todas las claves en la misma posición, resultando la búsqueda de una clave en el recorrido de una estructura lineal que contenga todas las entradas del diccionario.</text:span></text:p>
              <text:p text:style-name="P14"><text:span text:style-name="T10"/></text:p>
              <text:p text:style-name="P14"><text:span text:style-name="T10">En el siguiente tema trataremos en profundidad implementaciones de diccionarios ordenados.</text:span></text:p>
              <text:p text:style-name="P14"><text:span text:style-name="T10"/></text:p>
            </draw:text-box>
          </draw:frame>
          <draw:frame draw:name="3 Marcador de número de diapositiva" presentation:style-name="pr6" draw:text-style-name="P12" draw:layer="layout" svg:width="8.254cm" svg:height="1.269cm" svg:x="10.791cm" svg:y="24.126cm" presentation:class="page-number" presentation:user-transformed="true">
            <draw:text-box>
              <text:p text:style-name="P11"><text:span text:style-name="T8"><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Arial2" svg:font-family="Arial" style:font-family-generic="swiss"/>
    <style:font-face style:name="Calibri3" svg:font-family="Calibri" style:font-family-generic="swiss"/>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2" svg:font-family="'Liberation Sans'" style:font-pitch="variable"/>
    <style:font-face style:name="Liberation Serif1" svg:font-family="'Liberation Serif'" style:font-pitch="variable"/>
    <style:font-face style:name="Arial1"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axial" draw:start-color="#000000" draw:end-color="#000000"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fals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000000" style:text-outline="false" style:text-line-through-style="none" style:text-line-through-type="none" style:font-name="Arial" fo:font-family="Arial" style:font-family-generic="swiss" style:font-pitch="variable" fo:font-size="24pt" fo:letter-spacing="normal" fo:language="es" fo:country="ES" fo:font-style="normal" fo:text-shadow="none" style:text-underline-style="none" fo:font-weight="normal" style:letter-kerning="true" style:font-name-asian="WenQuanYi Micro Hei" style:font-family-asian="'WenQuanYi Micro Hei'" style:font-family-generic-asian="system" style:font-pitch-asian="variable" style:font-size-asian="24pt" style:language-asian="es" style:country-asian="ES" style:font-style-asian="normal" style:font-weight-asian="normal" style:font-name-complex="Arial" style:font-family-complex="Arial" style:font-family-generic-complex="swiss" style:font-pitch-complex="variable" style:font-size-complex="24pt" style:language-complex="es" style:country-complex="ES" style:font-style-complex="normal" style:font-weight-complex="normal" style:text-emphasize="none" style:font-relief="none" style:text-overline-style="none" style:text-overline-color="font-color" fo:hyphenate="false"/>
    </style:style>
    <style:style style:name="Título_20_y_20_objetos-outline2" style:display-name="Título y objetos-outline2" style:family="presentation" style:parent-style-name="Título_20_y_20_objetos-outline1">
      <style:paragraph-properties fo:margin-top="0cm" fo:margin-bottom="0.4cm" fo:line-height="100%" fo:text-align="start" style:punctuation-wrap="hanging" style:writing-mode="lr-tb"/>
      <style:text-properties fo:color="#000000" style:text-line-through-style="none" style:text-line-through-type="none" style:font-name="Arial" fo:font-family="Arial" style:font-family-generic="swiss" style:font-pitch="variable" fo:font-size="24pt" fo:letter-spacing="normal" fo:font-style="normal" style:text-underline-style="none" fo:font-weight="normal" style:font-size-asian="24pt" style:font-style-asian="normal" style:font-weight-asian="normal" style:font-name-complex="Arial" style:font-family-complex="Arial" style:font-family-generic-complex="swiss" style:font-pitch-complex="variable" style:font-size-complex="24pt" style:font-style-complex="normal" style:font-weight-complex="normal" fo:hyphenate="false"/>
    </style:style>
    <style:style style:name="Título_20_y_20_objetos-outline3" style:display-name="Título y objetos-outline3" style:family="presentation" style:parent-style-name="Título_20_y_20_objetos-outline2">
      <style:paragraph-properties fo:margin-top="0cm" fo:margin-bottom="0.3cm" fo:line-height="100%" fo:text-align="start" style:punctuation-wrap="hanging" style:writing-mode="lr-tb"/>
      <style:text-properties fo:color="#000000" style:text-line-through-style="none" style:text-line-through-type="none" style:font-name="Arial" fo:font-family="Arial" style:font-family-generic="swiss" style:font-pitch="variable" fo:font-size="24pt" fo:letter-spacing="normal" fo:font-style="normal" style:text-underline-style="none" fo:font-weight="normal" style:font-size-asian="24pt" style:font-style-asian="normal" style:font-weight-asian="normal" style:font-name-complex="Arial" style:font-family-complex="Arial" style:font-family-generic-complex="swiss" style:font-pitch-complex="variable" style:font-size-complex="24pt" style:font-style-complex="normal" style:font-weight-complex="normal" fo:hyphenate="false"/>
    </style:style>
    <style:style style:name="Título_20_y_20_objetos-outline4" style:display-name="Título y objetos-outline4" style:family="presentation" style:parent-style-name="Título_20_y_20_objetos-outline3">
      <style:paragraph-properties fo:margin-top="0cm" fo:margin-bottom="0.2cm" fo:line-height="100%" fo:text-align="start" style:punctuation-wrap="hanging" style:writing-mode="lr-tb"/>
      <style:text-properties fo:color="#000000" style:text-line-through-style="none" style:text-line-through-type="none" style:font-name="Arial" fo:font-family="Arial" style:font-family-generic="swiss" style:font-pitch="variable" fo:font-size="24pt" fo:letter-spacing="normal" fo:font-style="normal" style:text-underline-style="none" fo:font-weight="normal" style:font-size-asian="24pt" style:font-style-asian="normal" style:font-weight-asian="normal" style:font-name-complex="Arial" style:font-family-complex="Arial" style:font-family-generic-complex="swiss" style:font-pitch-complex="variable" style:font-size-complex="24pt" style:font-style-complex="normal" style:font-weight-complex="normal" fo:hyphenate="false"/>
    </style:style>
    <style:style style:name="Título_20_y_20_objetos-outline5" style:display-name="Título y objetos-outline5" style:family="presentation" style:parent-style-name="Título_20_y_20_objetos-outline4">
      <style:paragraph-properties fo:margin-top="0cm" fo:margin-bottom="0.1cm"/>
      <style:text-properties fo:font-size="24pt" style:font-size-asian="24pt" style:font-size-complex="24pt"/>
    </style:style>
    <style:style style:name="Título_20_y_20_objetos-outline6" style:display-name="Título y objetos-outline6" style:family="presentation" style:parent-style-name="Título_20_y_20_objetos-outline5">
      <style:paragraph-properties fo:margin-top="0cm" fo:margin-bottom="0.1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cm" fo:margin-bottom="0.1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cm" fo:margin-bottom="0.1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cm" fo:margin-bottom="0.1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font-name="Calibri1" fo:font-family="Calibri" fo:font-size="28pt" fo:letter-spacing="normal" fo:language="es" fo:country="ES" fo:font-style="normal" fo:text-shadow="none" style:text-underline-style="none" fo:font-weight="normal" style:letter-kerning="true" style:font-name-asian="WenQuanYi Micro Hei" style:font-family-asian="'WenQuanYi Micro Hei'" style:font-family-generic-asian="system" style:font-pitch-asian="variable" style:font-size-asian="28pt" style:language-asian="es" style:country-asian="ES" style:font-style-asian="normal" style:font-weight-asian="normal" style:font-name-complex="Arial" style:font-family-complex="Arial" style:font-family-generic-complex="swiss" style:font-pitch-complex="variable" style:font-size-complex="28pt" style:language-complex="es" style:country-complex="ES" style:font-style-complex="normal" style:font-weight-complex="normal" style:text-emphasize="none" style:font-relief="none" style:text-overline-style="none" style:text-overline-color="font-color" fo:hyphenate="false"/>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false">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000000" style:text-outline="false" style:text-line-through-style="none" style:text-line-through-type="none" style:font-name="Arial" fo:font-family="Arial" style:font-family-generic="swiss" style:font-pitch="variable" fo:font-size="32pt" fo:letter-spacing="normal" fo:language="es" fo:country="ES" fo:font-style="normal" fo:text-shadow="none" style:text-underline-style="none" fo:font-weight="normal" style:letter-kerning="true" style:font-name-asian="WenQuanYi Micro Hei" style:font-family-asian="'WenQuanYi Micro Hei'" style:font-family-generic-asian="system" style:font-pitch-asian="variable" style:font-size-asian="32pt" style:language-asian="es" style:country-asian="ES" style:font-style-asian="normal" style:font-weight-asian="normal" style:font-name-complex="Arial" style:font-family-complex="Arial" style:font-family-generic-complex="swiss" style:font-pitch-complex="variable" style:font-size-complex="32pt" style:language-complex="es" style:country-complex="ES" style:font-style-complex="normal" style:font-weight-complex="normal" style:text-emphasize="none"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cm" fo:margin-bottom="0.4cm" fo:line-height="100%" fo:text-align="start" style:punctuation-wrap="hanging" style:writing-mode="lr-tb"/>
      <style:text-properties fo:color="#000000" style:text-line-through-style="none" style:text-line-through-type="none" style:font-name="Arial" fo:font-family="Arial" style:font-family-generic="swiss" style:font-pitch="variable" fo:font-size="24pt" fo:letter-spacing="normal" fo:font-style="normal" style:text-underline-style="none" fo:font-weight="normal" style:font-size-asian="24pt" style:font-style-asian="normal" style:font-weight-asian="normal" style:font-name-complex="Arial" style:font-family-complex="Arial" style:font-family-generic-complex="swiss" style:font-pitch-complex="variable" style:font-size-complex="24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cm" fo:margin-bottom="0.3cm" fo:line-height="100%" fo:text-align="start" style:punctuation-wrap="hanging" style:writing-mode="lr-tb"/>
      <style:text-properties fo:color="#000000" style:text-line-through-style="none" style:text-line-through-type="none" style:font-name="Arial" fo:font-family="Arial" style:font-family-generic="swiss" style:font-pitch="variable"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cm" fo:margin-bottom="0.2cm" fo:line-height="100%" fo:text-align="start" style:punctuation-wrap="hanging" style:writing-mode="lr-tb"/>
      <style:text-properties fo:color="#000000" style:text-line-through-style="none" style:text-line-through-type="none" style:font-name="Arial" fo:font-family="Arial" style:font-family-generic="swiss" style:font-pitch="variable"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cm" fo:margin-bottom="0.1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cm" fo:margin-bottom="0.1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cm" fo:margin-bottom="0.1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cm" fo:margin-bottom="0.1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cm" fo:margin-bottom="0.1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font-name="Calibri1" fo:font-family="Calibri" fo:font-size="18pt" fo:letter-spacing="normal" fo:language="es" fo:country="E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s" style:country-asian="ES" style:font-style-asian="normal" style:font-weight-asian="normal" style:font-name-complex="Arial" style:font-family-complex="Arial" style:font-family-generic-complex="swiss"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gradient" draw:fill-gradient-name="Gradient_20_7"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Mpr1" style:family="presentation" style:parent-style-name="Título_20_y_20_objetos-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ítulo_20_y_20_objetos-outline1">
      <style:graphic-properties draw:stroke="none" svg:stroke-width="0cm" draw:fill="none" draw:textarea-vertical-align="top" draw:auto-grow-height="false" fo:min-height="11.049cm" fo:padding-top="0.127cm" fo:padding-bottom="0.127cm" fo:padding-left="0.254cm" fo:padding-right="0.254cm" fo:wrap-option="wrap"/>
    </style:style>
    <style:style style:name="Mpr3" style:family="presentation" style:parent-style-name="Título_20_y_20_objeto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ítulo_20_y_20_objetos-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5" style:family="presentation" style:parent-style-name="Título_20_y_20_objetos-backgroundobjects">
      <style:graphic-properties draw:stroke="none" draw:fill="none" draw:fill-color="#ffffff" draw:auto-grow-height="false" fo:min-height="1.397cm"/>
    </style:style>
    <style:style style:name="Mpr6" style:family="presentation" style:parent-style-name="Título_20_y_20_objetos-backgroundobjects">
      <style:graphic-properties draw:stroke="none" draw:fill="none" draw:fill-color="#ffffff" draw:textarea-vertical-align="bottom" draw:auto-grow-height="false" fo:min-height="1.397cm"/>
    </style:style>
    <style:style style:name="Mpr7" style:family="presentation" style:parent-style-name="Diapositiva_20_de_20_títu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Diapositiva_20_de_20_título-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9" style:family="presentation" style:parent-style-name="Diapositiva_20_de_20_título-backgroundobjects">
      <style:graphic-properties draw:stroke="none" draw:fill="none" draw:fill-color="#ffffff" draw:auto-grow-height="false" fo:min-height="1.27cm"/>
    </style:style>
    <style:style style:name="Mpr10" style:family="presentation" style:parent-style-name="Diapositiva_20_de_20_títul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32pt"/>
    </style:style>
    <style:style style:name="MP7"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font-size="26pt" style:font-size-asian="26pt" style:font-size-complex="26pt" fo:hyphenate="false"/>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26pt" style:font-size-asian="26pt" style:font-size-complex="26pt" fo:hyphenate="false"/>
    </style:style>
    <style:style style:name="MP14"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5" style:family="paragraph">
      <style:paragraph-properties fo:text-align="start" style:font-independent-line-spacing="true"/>
      <style:text-properties fo:font-size="12pt" style:font-size-asian="14pt" style:font-size-complex="14pt"/>
    </style:style>
    <style:style style:name="MP16"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7" style:family="paragraph">
      <style:paragraph-properties fo:text-align="start" style:font-independent-line-spacing="true"/>
      <style:text-properties fo:font-size="14pt" style:font-size-asian="14pt" style:font-size-complex="14pt"/>
    </style:style>
    <style:style style:name="MP18" style:family="paragraph">
      <style:paragraph-properties fo:margin-left="0cm" fo:margin-right="0cm" fo:margin-top="0cm" fo:margin-bottom="0cm" fo:line-height="100%" fo:text-align="start" fo:text-indent="0cm" style:punctuation-wrap="hanging" style:writing-mode="lr-tb"/>
      <style:text-properties fo:font-size="28pt" style:font-size-asian="28pt" style:font-size-complex="28pt" fo:hyphenate="false"/>
    </style:style>
    <style:style style:name="MP19" style:family="paragraph">
      <style:paragraph-properties fo:text-align="start" style:font-independent-line-spacing="true"/>
      <style:text-properties fo:font-size="28pt" style:font-size-asian="28pt" style:font-size-complex="28pt"/>
    </style:style>
    <style:style style:name="MT1" style:family="text">
      <style:text-properties fo:font-size="14pt" style:font-size-asian="14pt" style:font-size-complex="14pt"/>
    </style:style>
    <style:style style:name="MT2" style:family="text">
      <style:text-properties fo:color="#fbfbfb" style:text-line-through-style="none" style:text-line-through-type="none" style:font-name="Arial" fo:font-size="28pt" fo:letter-spacing="0.018cm" fo:font-style="normal" style:text-underline-style="none" fo:font-weight="bold" style:font-size-asian="28pt" style:font-style-asian="normal" style:font-weight-asian="bold" style:font-name-complex="Arial" style:font-size-complex="28pt" style:font-style-complex="normal" style:font-weight-complex="bold"/>
    </style:style>
    <style:style style:name="MT3" style:family="text">
      <style:text-properties fo:color="#376092" style:text-line-through-style="none" style:text-line-through-type="none" style:font-name="Arial"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MT4" style:family="text">
      <style:text-properties fo:color="#000000" style:text-line-through-style="none" style:text-line-through-type="none" style:font-name="Arial" fo:font-size="26pt" fo:letter-spacing="normal" fo:font-style="normal" style:text-underline-style="none" fo:font-weight="normal" style:font-size-asian="26pt" style:font-style-asian="normal" style:font-weight-asian="normal" style:font-name-complex="Arial" style:font-size-complex="26pt" style:font-style-complex="normal" style:font-weight-complex="normal"/>
    </style:style>
    <style:style style:name="MT5" style:family="text">
      <style:text-properties fo:color="#000000" style:text-line-through-style="none" style:text-line-through-type="none" style:font-name="Arial" fo:font-size="22pt" fo:letter-spacing="normal" fo:font-style="normal" style:text-underline-style="none" fo:font-weight="normal" style:font-size-asian="22pt" style:font-style-asian="normal" style:font-weight-asian="normal" style:font-name-complex="Arial" style:font-size-complex="22pt" style:font-style-complex="normal" style:font-weight-complex="normal"/>
    </style:style>
    <style:style style:name="MT6" style:family="text">
      <style:text-properties fo:color="#000000" style:text-line-through-style="none" style:text-line-through-type="none"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7" style:family="text">
      <style:text-properties fo:color="#000000" style:text-line-through-style="none" style:text-line-through-type="none"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MT8" style:family="text">
      <style:text-properties fo:color="#8b8b8b"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color="#fbfbfb" style:text-line-through-style="none" style:text-line-through-type="none" style:font-name="Arial" fo:font-size="14pt" fo:letter-spacing="0.018cm" fo:font-style="normal" style:text-underline-style="none" fo:font-weight="bold" style:font-size-asian="14pt" style:font-style-asian="normal" style:font-weight-asian="bold" style:font-name-complex="Arial" style:font-size-complex="14pt" style:font-style-complex="normal" style:font-weight-complex="bold"/>
    </style:style>
    <style:style style:name="MT10" style:family="text">
      <style:text-properties fo:color="#fbfcfd" style:text-line-through-style="none" style:text-line-through-type="none" style:font-name="Arial" fo:font-size="32pt" fo:letter-spacing="normal" fo:font-style="normal" style:text-underline-style="none" fo:font-weight="bold" style:font-size-asian="32pt" style:font-style-asian="normal" style:font-weight-asian="bold" style:font-name-complex="Arial" style:font-size-complex="32pt" style:font-style-complex="normal" style:font-weight-complex="bold"/>
    </style:style>
    <style:style style:name="MT11" style:family="text">
      <style:text-properties fo:color="#1f497d" style:text-line-through-style="none" style:text-line-through-type="none" style:font-name="Arial" fo:font-size="32pt" fo:letter-spacing="normal" fo:font-style="normal" style:text-underline-style="none" fo:font-weight="bold" style:font-size-asian="32pt" style:font-style-asian="normal" style:font-weight-asian="bold" style:font-name-complex="Arial"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081cm" text:min-label-width="0.634cm"/>
        <style:text-properties style:font-name="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ítulo_20_y_20_objetos" style:display-name="Título y objetos" style:page-layout-name="PM1" draw:style-name="Mdp1">
      <draw:custom-shape draw:name="6 Rectángulo" draw:style-name="Mgr3" draw:text-style-name="MP3" draw:layer="backgroundobjects" svg:width="25.399cm" svg:height="1.7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7 Rectángulo" draw:style-name="Mgr3" draw:text-style-name="MP3" draw:layer="backgroundobjects" svg:width="25.399cm" svg:height="0.923cm" svg:x="0cm" svg:y="18.1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4" draw:layer="backgroundobjects" svg:width="5.042cm" svg:height="2.253cm" svg:x="0.056cm" svg:y="17.272cm">
        <draw:image xlink:href="Pictures/10000201000001B4000000C346835553.png" xlink:type="simple" xlink:show="embed" xlink:actuate="onLoad">
          <text:p/>
        </draw:image>
      </draw:frame>
      <draw:frame draw:name="1 Título" presentation:style-name="Mpr1" draw:text-style-name="MP6" draw:layer="backgroundobjects" svg:width="24.402cm" svg:height="1.399cm" svg:x="0.499cm" svg:y="0.162cm" presentation:class="title" presentation:user-transformed="true">
        <draw:text-box>
          <text:p text:style-name="MP5"><text:span text:style-name="MT2">Modifica el título</text:span></text:p>
        </draw:text-box>
      </draw:frame>
      <draw:frame draw:name="2 Marcador de contenido" presentation:style-name="Mpr2" draw:text-style-name="MP13" draw:layer="backgroundobjects" svg:width="22.859cm" svg:height="14.73cm" svg:x="1.271cm" svg:y="2.542cm" presentation:class="outline" presentation:user-transformed="true">
        <draw:text-box>
          <text:p text:style-name="MP7"><text:span text:style-name="MT3">Subtítulo</text:span></text:p>
          <text:list text:style-name="ML2">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item>
                          </text:list>
                        </text:list-item>
                      </text:list>
                    </text:list-item>
                  </text:list>
                </text:list-item>
              </text:list>
            </text:list-item>
          </text:list>
          <text:list text:style-name="ML3">
            <text:list-item>
              <text:p text:style-name="MP9"><text:span text:style-name="MT4">Seventh Outline LevelHaga clic para modificar el estilo de texto del patrón</text:span></text:p>
            </text:list-item>
          </text:list>
          <text:list text:style-name="ML4">
            <text:list-item>
              <text:list>
                <text:list-item>
                  <text:p text:style-name="MP10"><text:span text:style-name="MT5">Segundo nivel</text:span></text:p>
                </text:list-item>
              </text:list>
            </text:list-item>
          </text:list>
          <text:list text:style-name="ML5">
            <text:list-item>
              <text:list>
                <text:list-item>
                  <text:list>
                    <text:list-item>
                      <text:p text:style-name="MP11"><text:span text:style-name="MT6">Tercer nivel</text:span></text:p>
                    </text:list-item>
                  </text:list>
                </text:list-item>
              </text:list>
            </text:list-item>
          </text:list>
          <text:list text:style-name="ML6">
            <text:list-item>
              <text:list>
                <text:list-item>
                  <text:list>
                    <text:list-item>
                      <text:list>
                        <text:list-item>
                          <text:p text:style-name="MP12"><text:span text:style-name="MT7">Cuarto nivel</text:span></text:p>
                        </text:list-item>
                      </text:list>
                    </text:list-item>
                  </text:list>
                </text:list-item>
              </text:list>
            </text:list-item>
          </text:list>
          <text:list text:style-name="ML7">
            <text:list-item>
              <text:list>
                <text:list-item>
                  <text:list>
                    <text:list-item>
                      <text:list>
                        <text:list-item>
                          <text:list>
                            <text:list-item>
                              <text:p text:style-name="MP12"><text:span text:style-name="MT7">Quinto nivel</text:span></text:p>
                            </text:list-item>
                          </text:list>
                        </text:list-item>
                      </text:list>
                    </text:list-item>
                  </text:list>
                </text:list-item>
              </text:list>
            </text:list-item>
          </text:list>
        </draw:text-box>
      </draw:frame>
      <draw:frame draw:name="3 Marcador de fecha" presentation:style-name="Mpr3" draw:text-style-name="MP15" draw:layer="backgroundobjects" svg:width="5.926cm" svg:height="1.013cm" svg:x="1.27cm" svg:y="17.657cm" presentation:class="date-time" presentation:user-transformed="true">
        <draw:text-box>
          <text:p text:style-name="MP14"><text:span text:style-name="MT8"><text:date style:data-style-name="D1" text:date-value="2014-09-05">5/09/14</text:date></text:span></text:p>
        </draw:text-box>
      </draw:frame>
      <draw:frame draw:name="4 Marcador de pie de página" presentation:style-name="Mpr3" draw:text-style-name="MP15" draw:layer="backgroundobjects" svg:width="8.042cm" svg:height="1.013cm" svg:x="8.678cm" svg:y="17.657cm" presentation:class="footer" presentation:user-transformed="true">
        <draw:text-box>
          <text:p/>
        </draw:text-box>
      </draw:frame>
      <draw:custom-shape draw:name="7 Rectángulo" draw:style-name="Mgr3" draw:text-style-name="MP3" draw:layer="backgroundobjects" svg:width="25.399cm" svg:height="0.923cm" svg:x="0cm" svg:y="18.1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4" draw:layer="backgroundobjects" svg:width="5.042cm" svg:height="2.253cm" svg:x="0.056cm" svg:y="17.272cm">
        <draw:image xlink:href="Pictures/10000201000001B4000000C346835553.png" xlink:type="simple" xlink:show="embed" xlink:actuate="onLoad">
          <text:p/>
        </draw:image>
      </draw:frame>
      <draw:frame draw:name="3 Marcador de número de diapositiva" presentation:style-name="Mpr4" draw:text-style-name="MP17" draw:layer="backgroundobjects" svg:width="5.84cm" svg:height="1.013cm" svg:x="19.558cm" svg:y="18.127cm">
        <draw:text-box>
          <text:p text:style-name="MP16"><text:span text:style-name="MT9"><text:page-number>&lt;number&gt;</text:page-number></text:span><text:span text:style-name="MT9"> / </text:span><text:span text:style-name="MT9"><text:page-count>8</text:page-count></text:span></text:p>
        </draw:text-box>
      </draw:frame>
      <presentation:notes style:page-layout-name="PM2">
        <draw:page-thumbnail presentation:style-name="Título_20_y_20_objetos-title" draw:layer="backgroundobjects" svg:width="13.968cm" svg:height="10.476cm" svg:x="3.81cm" svg:y="2.123cm" presentation:class="page"/>
        <draw:frame presentation:style-name="Título_20_y_20_objetos-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iapositiva_20_de_20_título" style:display-name="Diapositiva de título" style:page-layout-name="PM1" draw:style-name="Mdp1">
      <draw:custom-shape draw:name="6 Rectángulo" draw:style-name="Mgr3" draw:text-style-name="MP3" draw:layer="backgroundobjects" svg:width="25.399cm" svg:height="1.7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7 Rectángulo" draw:style-name="Mgr3" draw:text-style-name="MP3" draw:layer="backgroundobjects" svg:width="25.399cm" svg:height="0.923cm" svg:x="0cm" svg:y="18.1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4" draw:layer="backgroundobjects" svg:width="5.042cm" svg:height="2.253cm" svg:x="0.056cm" svg:y="17.272cm">
        <draw:image xlink:href="Pictures/10000201000001B4000000C346835553.png" xlink:type="simple" xlink:show="embed" xlink:actuate="onLoad">
          <text:p/>
        </draw:image>
      </draw:frame>
      <draw:frame draw:name="1 Título" presentation:style-name="Mpr7" draw:text-style-name="MP6" draw:layer="backgroundobjects" svg:width="21.589cm" svg:height="4.082cm" svg:x="1.905cm" svg:y="5.918cm" presentation:class="title" presentation:user-transformed="true">
        <draw:text-box>
          <text:p text:style-name="MP5"><text:span text:style-name="MT10">Click to edit the title text formatHaga clic para modificar el estilo de título del patrón</text:span></text:p>
        </draw:text-box>
      </draw:frame>
      <draw:custom-shape draw:name="7 CuadroTexto" draw:style-name="Mgr5" draw:text-style-name="MP19" draw:layer="backgroundobjects" svg:width="13.4cm" svg:height="1.433cm" svg:x="0.699cm" svg:y="0.183cm">
        <text:p text:style-name="MP18"><text:span text:style-name="MT2">Proyecto Fin de Gr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iapositiva_20_de_20_título-outline1" draw:layer="backgroundobjects" svg:width="22.859cm" svg:height="3.567cm" svg:x="1.27cm" svg:y="11.938cm" presentation:class="outline" presentation:placeholder="true">
        <draw:text-box/>
      </draw:frame>
      <draw:frame draw:name="3 Marcador de número de diapositiva" presentation:style-name="Mpr8" draw:text-style-name="MP17" draw:layer="backgroundobjects" svg:width="5.84cm" svg:height="1.013cm" svg:x="19.558cm" svg:y="18.126cm">
        <draw:text-box>
          <text:p text:style-name="MP16"><text:span text:style-name="MT9"><text:page-number>&lt;number&gt;</text:page-number></text:span><text:span text:style-name="MT9"> / </text:span><text:span text:style-name="MT9"><text:page-count>8</text:page-count></text:span></text:p>
        </draw:text-box>
      </draw:frame>
      <draw:frame draw:name="1 Título" presentation:style-name="Mpr7" draw:text-style-name="MP6" draw:layer="backgroundobjects" svg:width="21.589cm" svg:height="4.082cm" svg:x="1.906cm" svg:y="5.918cm" presentation:class="title" presentation:user-transformed="true">
        <draw:text-box>
          <text:p text:style-name="MP5"><text:span text:style-name="MT11">Nombre del proyecto</text:span></text:p>
        </draw:text-box>
      </draw:frame>
      <presentation:notes style:page-layout-name="PM2">
        <draw:page-thumbnail presentation:style-name="Diapositiva_20_de_20_título-title" draw:layer="backgroundobjects" svg:width="12.699cm" svg:height="9.524cm" svg:x="3.175cm" svg:y="1.93cm" presentation:class="page"/>
        <draw:frame presentation:style-name="Diapositiva_20_de_20_título-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6.3$Linux_X86_64 LibreOffice_project/420m0$Build-3</meta:generator>
    <dc:date>2014-09-05T11:17:23.477869811</dc:date>
    <meta:editing-duration>PT45M2S</meta:editing-duration>
    <meta:editing-cycles>8</meta:editing-cycles>
    <dc:creator>Jose Francisco Velez Serrano</dc:creator>
    <meta:document-statistic meta:object-count="84"/>
  </office:meta>
</office:document-meta>
</file>